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office:value-type="string" calcext:value-type="string">
            <text:p>-&gt; bis montag 25 bis dienstag 26</text:p>
          </table:table-cell>
          <table:table-cell table:number-columns-repeated="57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5" calcext:value-type="float">
            <text:p>25</text:p>
          </table:table-cell>
          <table:table-cell table:style-name="ce20" table:formula="of:=[.E2]/[.F2]" office:value-type="percentage" office:value="0.88" calcext:value-type="percentage">
            <text:p>88,00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13.5" calcext:value-type="float">
            <text:p>13,5</text:p>
          </table:table-cell>
          <table:table-cell table:formula="of:=[.D6]+[.D7]+[.D8]+[.D9]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Information Seeking</text:p>
          </table:table-cell>
          <table:table-cell table:style-name="ce11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Information Practices</text:p>
          </table:table-cell>
          <table:table-cell table:style-name="ce11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earch Software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Humanities</text:p>
          </table:table-cell>
          <table:table-cell table:style-name="ce1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17.5" calcext:value-type="float">
            <text:p>17,5</text:p>
          </table:table-cell>
          <table:table-cell office:value-type="float" office:value="17.5" calcext:value-type="float">
            <text:p>17,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7.5" calcext:value-type="float">
            <text:p>7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6.5" calcext:value-type="float">
            <text:p>6,5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44" calcext:value-type="float">
            <text:p>44</text:p>
          </table:table-cell>
          <table:table-cell table:style-name="ce9" table:formula="of:=[.D20]+[.D19]+[.D18]+[.D13]+[.D5]+[.D4]+[.D3]+[.D10]" office:value-type="float" office:value="53" calcext:value-type="float">
            <text:p>53</text:p>
          </table:table-cell>
          <table:table-cell table:style-name="ce9" table:number-columns-repeated="2"/>
          <table:table-cell table:style-name="ce20" table:formula="of:=[.C21]/[.D21]" office:value-type="percentage" office:value="0.830188679245283" calcext:value-type="percentage">
            <text:p>83,02 %</text:p>
          </table:table-cell>
          <table:table-cell table:style-name="ce21" table:formula="of:=[.G21]-[.G2]" office:value-type="percentage" office:value="-0.0498113207547169" calcext:value-type="percentage">
            <text:p>-4,98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2.64" calcext:value-type="float">
            <text:p>-2,6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22:18:32.225449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17T18:26:39.830064512</dc:date>
    <dc:creator>Ronny Gey</dc:creator>
    <meta:editing-duration>P16DT15H20M57S</meta:editing-duration>
    <meta:editing-cycles>102</meta:editing-cycles>
    <meta:document-statistic meta:table-count="2" meta:cell-count="114" meta:object-count="0"/>
  </office:meta>
</office:document-meta>
</file>